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monospace" fo:font-size="13.5pt"/>
    </style:style>
    <style:style style:name="P7" style:family="paragraph" style:parent-style-name="Standard">
      <style:text-properties style:font-name="monospace" fo:font-size="13.5pt" fo:font-weight="normal" style:font-weight-asian="normal" style:font-weight-complex="normal"/>
    </style:style>
    <style:style style:name="P8" style:family="paragraph" style:parent-style-name="Standard">
      <style:text-properties style:font-name="Monospace" fo:font-size="13.5pt" style:font-size-asian="13.5pt" style:font-size-complex="13.5pt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3.5pt"/>
    </style:style>
    <style:style style:name="T3" style:family="text">
      <style:text-properties style:font-name="monospace" fo:font-size="13.5pt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onents of PDDL planning task</text:p>
      <text:p text:style-name="Standard"/>
      <text:p text:style-name="Standard">The planning task: Job acquisition facility for a factory</text:p>
      <text:p text:style-name="Standard"/>
      <text:p text:style-name="Standard">Objects: Things of interest</text:p>
      <text:p text:style-name="Standard">The workspace</text:p>
      <text:list xml:id="list313915140" text:style-name="L1">
        <text:list-item>
          <text:p text:style-name="P1">Order workspace: This serves as the workspace where the orders are placed.</text:p>
        </text:list-item>
        <text:list-item>
          <text:p text:style-name="P1">Delivery workspace: workspace where finished items are dropped for delivery to customers.</text:p>
        </text:list-item>
        <text:list-item>
          <text:p text:style-name="P1">Factory workspace: workspace where each factory operation carried by an agent is performed.</text:p>
        </text:list-item>
        <text:list-item>
          <text:p text:style-name="P1">Workstation: workstation where each operations is done inside the factory</text:p>
        </text:list-item>
      </text:list>
      <text:p text:style-name="Standard">The robots</text:p>
      <text:list xml:id="list1374268448" text:style-name="L3">
        <text:list-item>
          <text:p text:style-name="P2">Transporter: transports items from one workspace/workstation to another </text:p>
        </text:list-item>
        <text:list-item>
          <text:p text:style-name="P2">fixed manipulators: pick and drop items from workspace to transporter and vice versa</text:p>
        </text:list-item>
        <text:list-item>
          <text:p text:style-name="P2">mobile manipulators: pick, drop and transports</text:p>
        </text:list-item>
        <text:list-item>
          <text:p text:style-name="P2">paniter agent: color items</text:p>
        </text:list-item>
        <text:list-item>
          <text:p text:style-name="P2">Order agent: receives orders and check if the operation can be done</text:p>
        </text:list-item>
        <text:list-item>
          <text:p text:style-name="P2">Delivery agent: confirm delivery and check if all operations are correctly done.</text:p>
        </text:list-item>
      </text:list>
      <text:p text:style-name="Standard">The items</text:p>
      <text:list xml:id="list313700839" text:style-name="L4">
        <text:list-item>
          <text:p text:style-name="P3">Screw</text:p>
        </text:list-item>
        <text:list-item>
          <text:p text:style-name="P3">Nuts</text:p>
        </text:list-item>
        <text:list-item>
          <text:p text:style-name="P3">Bolts</text:p>
        </text:list-item>
      </text:list>
      <text:p text:style-name="Standard"/>
      <text:p text:style-name="Standard">IN PDDL:</text:p>
      <text:p text:style-name="Standard"/>
      <text:p text:style-name="Standard">(<text:span text:style-name="T2">:objects workspaceO workspaceD </text:span><text:span text:style-name="T3">workspaceF workstation</text:span></text:p>
      <text:p text:style-name="Standard"><text:span text:style-name="T3"><text:tab/><text:tab/> nut</text:span><text:span text:style-name="T2"> bolt</text:span></text:p>
      <text:p text:style-name="Standard"><text:span text:style-name="T2"><text:tab/><text:tab/> transporter manipulator mobile painter order <text:tab/><text:tab/><text:tab/><text:tab/> delivery)</text:span></text:p>
      <text:p text:style-name="Standard"/>
      <text:p text:style-name="Standard"/>
      <text:p text:style-name="Standard"/>
      <text:p text:style-name="Standard"/>
      <text:p text:style-name="Standard">Predicates: Depicts the objects properties or attributes which can be true or false</text:p>
      <text:p text:style-name="Standard">listed above are <text:s/>workspaces, workstation, robots, items</text:p>
      <text:list xml:id="list1336804316" text:style-name="L5">
        <text:list-item>
          <text:p text:style-name="P4">Is x a workspace?<text:tab/><text:span text:style-name="T5"> <text:s/></text:span></text:p>
        </text:list-item>
        <text:list-item>
          <text:p text:style-name="P4">Is x a robot?</text:p>
        </text:list-item>
        <text:list-item>
          <text:p text:style-name="P4">Is workstation empty?</text:p>
        </text:list-item>
        <text:list-item>
          <text:p text:style-name="P4">Is x an item?</text:p>
        </text:list-item>
        <text:list-item>
          <text:p text:style-name="P4">Is item x in workspace y?</text:p>
        </text:list-item>
        <text:list-item>
          <text:p text:style-name="P4">Is robot x in workspace y?</text:p>
        </text:list-item>
        <text:list-item>
          <text:p text:style-name="P4">Is robot x idle?</text:p>
        </text:list-item>
        <text:list-item>
          <text:p text:style-name="P4">Is color agent x painting?</text:p>
        </text:list-item>
        <text:list-item>
          <text:p text:style-name="P4">Is item x painted?</text:p>
        </text:list-item>
        <text:list-item>
          <text:p text:style-name="P4">Is transporter x transporting?</text:p>
        </text:list-item>
        <text:list-item>
          <text:p text:style-name="P4">Is manipulator x picking?</text:p>
        </text:list-item>
        <text:list-item>
          <text:p text:style-name="P4">Is manipulator x droping?</text:p>
        </text:list-item>
        <text:list-item>
          <text:p text:style-name="P4"><text:soft-page-break/>Is robot x free?</text:p>
        </text:list-item>
        <text:list-item>
          <text:p text:style-name="P4">Is robot x confirming orders?</text:p>
        </text:list-item>
        <text:list-item>
          <text:p text:style-name="P4">Is robot x comfirming delivery?​</text:p>
        </text:list-item>
      </text:list>
      <text:p text:style-name="Standard"/>
      <text:p text:style-name="Standard"><text:tab/>WORKSPACE(x)---x is a workspace </text:p>
      <text:p text:style-name="Standard"><text:tab/>ROBOT(x)-----------x is a robot</text:p>
      <text:p text:style-name="Standard"><text:tab/>ITEM(x)--------------x is an item</text:p>
      <text:p text:style-name="Standard"><text:tab/>WORKSTATION(x)- x is a workstation<text:tab/><text:tab/></text:p>
      <text:p text:style-name="Standard"><text:tab/>at-item(x, y)----------x is an item and in workpace y</text:p>
      <text:p text:style-name="Standard"><text:tab/>at-robot(x, y)------------x is a robot and in workspace y</text:p>
      <text:p text:style-name="Standard"><text:tab/>idle(x)-----------------x is a robot and it is idle</text:p>
      <text:p text:style-name="Standard"><text:tab/>free(x)-----------------x is a robot <text:s/>and x does not hold an item</text:p>
      <text:p text:style-name="Text_20_body"><text:tab/>carry(x, y)------------- x is a robot , y is an item, and x holds y</text:p>
      <text:p text:style-name="Text_20_body"><text:tab/>empty(x)--------------x is a workstation and it is empty</text:p>
      <text:p text:style-name="Text_20_body"><text:tab/>ontop(x, y)-------------x is a robot, y is an item, item on transporter </text:p>
      <text:p text:style-name="Text_20_body"><text:tab/>on(x, y)-----------x is a robot, y is an item , item on workspace</text:p>
      <text:p text:style-name="Text_20_body"><text:tab/>paint(x, y)--------------x is a robot, y is an item and x paints y</text:p>
      <text:p text:style-name="Text_20_body"><text:tab/></text:p>
      <text:p text:style-name="Standard"/>
      <text:p text:style-name="Standard"/>
      <text:p text:style-name="Standard">In PDDL:</text:p>
      <text:p text:style-name="Standard"/>
      <text:p text:style-name="P6">(:predicates (WORKSPACE ?x) (ITEM ?x) (ROBOT ?x)</text:p>
      <text:p text:style-name="P6"><text:tab/><text:tab/><text:tab/>(at-item ?x ?y) (at-robot ?x ?y) (idle ?x)</text:p>
      <text:p text:style-name="P6"><text:tab/><text:tab/><text:tab/>(free ?x) (carry ?x ?y) (ontop ?x ?y) (empty ?x)</text:p>
      <text:p text:style-name="P6"><text:tab/><text:tab/><text:tab/>(on ?x ?y) paint(?x ?y) paint(?x))</text:p>
      <text:p text:style-name="Standard"/>
      <text:list xml:id="list845898642" text:continue-numbering="true" text:style-name="L5">
        <text:list-header>
          <text:p text:style-name="P4"/>
          <text:p text:style-name="P4"/>
        </text:list-header>
      </text:list>
      <text:p text:style-name="Standard">Initial state : start state of the world</text:p>
      <text:p text:style-name="Standard"/>
      <text:p text:style-name="Standard">WORKSPACE(workspaceO), WORKSPACE(workspaceD) and WORKSPACE(workspaceF) are <text:span text:style-name="T1">true</text:span></text:p>
      <text:p text:style-name="P5"/>
      <text:p text:style-name="P5">ITEM(screw), ITEM(nut) and <text:s/>ITEM(bolt) are <text:span text:style-name="T1">true</text:span></text:p>
      <text:p text:style-name="P5"/>
      <text:p text:style-name="P5">ROBOT(manipulator), ROBOT(order), ROBOT(delivery), ROBOT(transporter), and ROBOT(mobile) , ROBOT(painter) are <text:span text:style-name="T1">true</text:span>.</text:p>
      <text:p text:style-name="P5"/>
      <text:p text:style-name="P5">idle(manipulator), idle(deilvery), idle(mobile), idle(transporter), idle(order), idle(painter) are <text:span text:style-name="T1">true</text:span></text:p>
      <text:p text:style-name="P5"/>
      <text:p text:style-name="P5">at-robot(order, workspaceO), at-robot(manipulator, workspaceO), at-robot(mobile, workspaceO), at-robot(transporter. WorkspaceO), at-item(screw, workspaceO) are <text:span text:style-name="T1">true</text:span></text:p>
      <text:p text:style-name="P5"/>
      <text:p text:style-name="P5">at- robot(painter, workspaceF),at-robot(manipulator, workspaceF),at-robot(transporter, workspaceO) are <text:span text:style-name="T1">true</text:span></text:p>
      <text:p text:style-name="P5"><text:soft-page-break/></text:p>
      <text:p text:style-name="P5">at-robot(delivery, workspaceD) are <text:span text:style-name="T1">true</text:span></text:p>
      <text:p text:style-name="P5">Every other things are <text:span text:style-name="T1">false.</text:span></text:p>
      <text:p text:style-name="P5"/>
      <text:p text:style-name="P5"/>
      <text:p text:style-name="P5"/>
      <text:p text:style-name="P5">In PDDL:</text:p>
      <text:p text:style-name="P5"/>
      <text:p text:style-name="P7">(:init (WORKSPACE workspaceO) (WORKSPACE workspaceF) </text:p>
      <text:p text:style-name="P7"><text:tab/> <text:s text:c="2"/>(WORKSPACE workspaceD)</text:p>
      <text:p text:style-name="P6"><text:tab/> <text:s text:c="2"/>(ITEM screw) (ITEM nut) (ITEM bolt) </text:p>
      <text:p text:style-name="P6"><text:tab/> <text:s text:c="2"/>(ROBOT order) (ROBOT manipulator) (ROBOT transporter) <text:tab/> <text:s text:c="2"/>(ROBOT mobile) (ROBOT delivery) (ROBOT painter)</text:p>
      <text:p text:style-name="P6"><text:tab/> <text:s text:c="2"/>(idle order) (idle manipulator) (idle transporter) </text:p>
      <text:p text:style-name="P6"><text:tab/> <text:s text:c="2"/>(idle mobile) (idle delivery) (idle painter) </text:p>
      <text:p text:style-name="P6"><text:tab/> <text:s text:c="2"/>(at-robot <text:s/><text:span text:style-name="T4">order workspaceO)</text:span></text:p>
      <text:p text:style-name="P6"><text:span text:style-name="T4"><text:tab/> <text:s text:c="2"/>(at-robot <text:s/>manipulator workspaceO) </text:span></text:p>
      <text:p text:style-name="P6"><text:span text:style-name="T4"><text:tab/> <text:s text:c="2"/>(at-robot <text:s/>transporter workspaceO)</text:span></text:p>
      <text:p text:style-name="P6"><text:span text:style-name="T4"><text:tab/> <text:s text:c="2"/>(at-robot <text:s/>mobile workspaceO)</text:span></text:p>
      <text:p text:style-name="P6"><text:span text:style-name="T4"><text:tab/> <text:s text:c="2"/>(at-item <text:s/>nut workspaceO)</text:span></text:p>
      <text:p text:style-name="P6"><text:span text:style-name="T4"><text:tab/> <text:s text:c="2"/>(at-robot <text:s/>color workspaceF)</text:span></text:p>
      <text:p text:style-name="P6"><text:span text:style-name="T4"><text:tab/> <text:s text:c="2"/>(at-robot <text:s/>manipulator workspaceF)</text:span></text:p>
      <text:p text:style-name="P6"><text:span text:style-name="T4"><text:tab/> <text:s text:c="2"/>(at-robot <text:s/>transporter workspaceF)</text:span></text:p>
      <text:p text:style-name="P6"><text:span text:style-name="T4"><text:tab/> <text:s text:c="2"/>(at-robot <text:s/>painter workspaceF)</text:span></text:p>
      <text:p text:style-name="P6"><text:span text:style-name="T4"><text:tab/> <text:s text:c="2"/>(at-robot <text:s/>delivery workspaceD))</text:span></text:p>
      <text:p text:style-name="P6"/>
      <text:p text:style-name="P5"/>
      <text:p text:style-name="P5">Goal specifications:</text:p>
      <text:p text:style-name="P5">at-item(screw, workspaceD) are <text:span text:style-name="T1">true</text:span></text:p>
      <text:p text:style-name="Standard">Others remains unchange</text:p>
      <text:p text:style-name="Standard"/>
      <text:p text:style-name="Standard">In PDDL:</text:p>
      <text:p text:style-name="Standard"/>
      <text:p text:style-name="P8">(:goal (and (at-item screw workspaceD) (paint screw))</text:p>
      <text:p text:style-name="P8"/>
      <text:p text:style-name="P10">ACTIONS</text:p>
      <text:p text:style-name="P10"/>
      <text:p text:style-name="P10"/>
      <text:p text:style-name="P10">Actions/Operator: move</text:p>
      <text:p text:style-name="P10"/>
      <text:p text:style-name="P10">Description: Any<text:span text:style-name="T4"> robot x can move from workspace y to workspace z</text:span></text:p>
      <text:p text:style-name="P9"><text:span text:style-name="T1">Precondition: </text:span>WORKSPACE(y) , WORKSPACE(z), ROBOT(x) and at-robot(x, y) are <text:span text:style-name="T1">true</text:span></text:p>
      <text:p text:style-name="P9"><text:span text:style-name="T1">Effects: </text:span>at-robot(x, z) becomes true, at-robot(x, y) becomes<text:span text:style-name="T1"> false. Everything else remains the same.</text:span></text:p>
      <text:p text:style-name="P9"><text:span text:style-name="T1"/></text:p>
      <text:p text:style-name="P10">Actions/Operator: pickup</text:p>
      <text:p text:style-name="P10"/>
      <text:p text:style-name="P10"><text:soft-page-break/>Description: A robot x can pick up item y in workspace z <text:s/></text:p>
      <text:p text:style-name="P9"><text:span text:style-name="T1">Precondition:</text:span>ROBOT(x), ITEM(y), WORKSPACE(z), at-item(y, z), at-robot(x, z)</text:p>
      <text:p text:style-name="P9"><text:tab/><text:tab/>and free(x) are <text:span text:style-name="T1">true</text:span></text:p>
      <text:p text:style-name="P9"><text:span text:style-name="T1">Effects: </text:span>carry(x, y) becomes <text:span text:style-name="T1">true</text:span>. At-item(y, z) and free(x) are <text:span text:style-name="T1">false. Everything else remains the same.</text:span></text:p>
      <text:p text:style-name="P9"><text:span text:style-name="T1"/></text:p>
      <text:p text:style-name="P9"><text:span text:style-name="T1"/></text:p>
      <text:p text:style-name="P10">Actions/Operator: paint</text:p>
      <text:p text:style-name="P10"/>
      <text:p text:style-name="P10">Description: robot x can paint item y </text:p>
      <text:p text:style-name="P9"><text:span text:style-name="T1">Precondition:</text:span>ROBOT(x), ITEM(y), WORKSPACE(z), at-item(y, z), at-robot(x, z), and free(x) are <text:span text:style-name="T1">true</text:span></text:p>
      <text:p text:style-name="P9"><text:span text:style-name="T1">Effects: </text:span>paint(x, y) <text:s/>are true. free(x) <text:s/>are <text:span text:style-name="T1">false. Everything else remains the same.</text:span></text:p>
      <text:p text:style-name="P9"><text:span text:style-name="T1"/></text:p>
      <text:p text:style-name="P10">Actions/Operator: load</text:p>
      <text:p text:style-name="P10"/>
      <text:p text:style-name="P10">Description: robot x can load item y in workspace z on transporter</text:p>
      <text:p text:style-name="P9"><text:span text:style-name="T1">Precondition:</text:span>ROBOT(x), ROBOT(x1), ITEM(y), WORKSPACE(z), at-robot(x, z), idle(x1) and free(x) are <text:span text:style-name="T1">true</text:span></text:p>
      <text:p text:style-name="P9"><text:span text:style-name="T1">Effects:</text:span>carry(x, y), empty(z) and<text:span text:style-name="T1"> </text:span>ontop(y, x1) <text:s/>are <text:span text:style-name="T1">true,</text:span> idle(x1), free(x) are<text:span text:style-name="T1"> false.Everything else remains the same.</text:span></text:p>
      <text:p text:style-name="P9"><text:span text:style-name="T1"/></text:p>
      <text:p text:style-name="P10">Actions/Operator: unload</text:p>
      <text:p text:style-name="P10"/>
      <text:p text:style-name="P10">Description: robot x can unload item y in workspace z on workstation w</text:p>
      <text:p text:style-name="P9"><text:span text:style-name="T1">Precondition: </text:span>ROBOT(x),ROBOT(x1), ITEM(y), WORKSPACE(z), WORKSTATION(w), at-robot(x, z), at-robot(x1, z), empty(w), at-item(y, x1) and free(x) are true</text:p>
      <text:p text:style-name="P9"><text:span text:style-name="T1">Effects: </text:span>carry(x, y) and on(y, w) are<text:span text:style-name="T1"> true. </text:span>free(x), idle(x1) <text:span text:style-name="T1">becomes false.Everything else remains the s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9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ggs </meta:initial-creator>
    <meta:creation-date>2015-12-08T08:51:35</meta:creation-date>
    <dc:date>2015-12-08T18:52:39</dc:date>
    <dc:creator>seggs </dc:creator>
    <meta:editing-duration>PT13M45S</meta:editing-duration>
    <meta:editing-cycles>1</meta:editing-cycles>
    <meta:document-statistic meta:table-count="0" meta:image-count="0" meta:object-count="0" meta:page-count="4" meta:paragraph-count="112" meta:word-count="771" meta:character-count="5404" meta:non-whitespace-character-count="4649"/>
    <meta:generator>LibreOffice/3.5$Linux_x86 LibreOffice_project/350m1$Build-2</meta:generator>
  </office:meta>
</office:document-meta>
</file>